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7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8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29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1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6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3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38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39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0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1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3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5" style:family="paragraph" style:parent-style-name="Normal" style:master-page-name="MP0">
      <loext:graphic-properties draw:fill-gradient-name="Gradient_20_8" draw:fill-hatch-name="hatch"/>
      <style:paragraph-properties fo:margin-top="0.199cm" fo:margin-bottom="0cm" style:contextual-spacing="false" fo:text-align="center" style:justify-single-word="false" style:page-number="auto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46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47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8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49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font-size="7.5pt" fo:letter-spacing="-0.004cm" fo:font-style="italic" style:font-size-asian="7.5pt" style:font-style-asian="italic"/>
    </style:style>
    <style:style style:name="T32" style:family="text">
      <style:text-properties fo:font-size="7.5pt" fo:letter-spacing="-0.004cm" fo:font-style="italic" officeooo:rsid="004327e9" style:font-size-asian="7.5pt" style:font-style-asian="italic"/>
    </style:style>
    <style:style style:name="T33" style:family="text">
      <style:text-properties fo:font-size="7.5pt" fo:letter-spacing="-0.004cm" fo:font-style="italic" officeooo:rsid="004036b1" style:font-size-asian="7.5pt" style:font-style-asian="italic"/>
    </style:style>
    <style:style style:name="T34" style:family="text">
      <style:text-properties fo:font-size="7.5pt" fo:letter-spacing="-0.004cm" fo:font-style="italic" officeooo:rsid="001e4335" style:font-size-asian="7.5pt" style:font-style-asian="italic"/>
    </style:style>
    <style:style style:name="T35" style:family="text">
      <style:text-properties fo:font-size="7.5pt" fo:letter-spacing="-0.004cm" fo:font-style="italic" officeooo:rsid="00444da6" style:font-size-asian="7.5pt" style:font-style-asian="italic"/>
    </style:style>
    <style:style style:name="T36" style:family="text">
      <style:text-properties fo:font-size="7.5pt" fo:letter-spacing="-0.004cm" style:font-size-asian="7.5pt"/>
    </style:style>
    <style:style style:name="T37" style:family="text">
      <style:text-properties fo:font-size="7.5pt" style:font-size-asian="7.5pt"/>
    </style:style>
    <style:style style:name="T38" style:family="text">
      <style:text-properties fo:font-size="7.5pt" fo:font-style="normal" style:font-size-asian="7.5pt" style:font-style-asian="normal" style:font-style-complex="normal"/>
    </style:style>
    <style:style style:name="T39" style:family="text">
      <style:text-properties fo:font-size="7.5pt" fo:font-style="normal" officeooo:rsid="001c27d9" style:font-size-asian="7.5pt" style:font-style-asian="normal" style:font-style-complex="normal"/>
    </style:style>
    <style:style style:name="T40" style:family="text">
      <style:text-properties fo:font-size="7.5pt" fo:language="es" fo:country="ES" fo:font-style="normal" style:font-size-asian="7.5pt" style:font-style-asian="normal" style:font-style-complex="normal"/>
    </style:style>
    <style:style style:name="T41" style:family="text">
      <style:text-properties style:text-position="sub 58%"/>
    </style:style>
    <style:style style:name="T42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3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4" style:family="text">
      <style:text-properties style:text-position="sub 58%" officeooo:rsid="001f40b3"/>
    </style:style>
    <style:style style:name="T45" style:family="text">
      <style:text-properties style:text-position="sub 58%" officeooo:rsid="002df1fe"/>
    </style:style>
    <style:style style:name="T46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7" style:family="text">
      <style:text-properties fo:font-size="6pt" style:font-size-asian="6pt"/>
    </style:style>
    <style:style style:name="T48" style:family="text">
      <style:text-properties fo:font-size="6pt" officeooo:rsid="00531b7f" style:font-size-asian="6pt"/>
    </style:style>
    <style:style style:name="T49" style:family="text">
      <style:text-properties fo:font-size="6pt" fo:letter-spacing="-0.012cm" style:font-size-asian="6pt"/>
    </style:style>
    <style:style style:name="T50" style:family="text">
      <style:text-properties fo:font-size="6pt" fo:letter-spacing="-0.007cm" fo:font-style="italic" style:font-size-asian="6pt" style:font-style-asian="italic"/>
    </style:style>
    <style:style style:name="T51" style:family="text">
      <style:text-properties fo:font-size="6pt" fo:letter-spacing="-0.009cm" style:font-size-asian="6pt"/>
    </style:style>
    <style:style style:name="T52" style:family="text">
      <style:text-properties fo:font-size="6pt" fo:letter-spacing="-0.009cm" fo:font-style="italic" style:font-size-asian="6pt" style:font-style-asian="italic"/>
    </style:style>
    <style:style style:name="T53" style:family="text">
      <style:text-properties fo:font-size="6pt" fo:font-style="italic" style:font-size-asian="6pt" style:font-style-asian="italic"/>
    </style:style>
    <style:style style:name="T54" style:family="text">
      <style:text-properties fo:font-size="6pt" fo:font-style="italic" officeooo:rsid="005ceb29" style:font-size-asian="6pt" style:font-style-asian="italic"/>
    </style:style>
    <style:style style:name="T55" style:family="text">
      <style:text-properties fo:font-size="6pt" fo:letter-spacing="-0.004cm" fo:font-style="italic" style:font-size-asian="6pt" style:font-style-asian="italic"/>
    </style:style>
    <style:style style:name="T56" style:family="text">
      <style:text-properties fo:font-size="6pt" fo:letter-spacing="-0.004cm" fo:font-style="italic" officeooo:rsid="005ceb29" style:font-size-asian="6pt" style:font-style-asian="italic"/>
    </style:style>
    <style:style style:name="T57" style:family="text">
      <style:text-properties fo:letter-spacing="-0.004cm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I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Inglés tècnic II"/>
            <form:item form:label="0617 - Formació i Orientació Laboral (a extingir)"/>
            <form:item form:label="CV0003 - Inglés tècnic I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2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2"><text:span text:style-name="Fuente_20_de_20_párrafo_20_predeter."><text:span text:style-name="T9"/></text:span></text:p>
      <text:p text:style-name="P44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DESENVOLUPAMENT D'APLICACIONS WEB</text:span></text:span></text:p>
      <text:p text:style-name="P43"/>
      <text:p text:style-name="P6"><text:span text:style-name="Fuente_20_de_20_párrafo_20_predeter."><text:span text:style-name="T2">ESTUDIS QUE APORTA</text:span></text:span></text:p>
      <text:p text:style-name="P7"/>
      <text:p text:style-name="P46"><text:span text:style-name="T37"><draw:control text:anchor-type="as-char" draw:z-index="9" draw:name="Control 39" draw:style-name="gr3" draw:text-style-name="P51" svg:width="0.249cm" svg:height="0.251cm" draw:control="control8"/></text:span><text:span text:style-name="T37"><text:s text:c="3"/></text:span><text:span text:style-name="T39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8">.</text:span></text:p>
      <text:p text:style-name="P27"><text:span text:style-name="T37"><draw:control text:anchor-type="as-char" draw:z-index="10" draw:name="Control 41" draw:style-name="gr3" draw:text-style-name="P51" svg:width="0.249cm" svg:height="0.251cm" draw:control="control9"/></text:span><text:span text:style-name="T37"><text:s text:c="3"/></text:span><text:span text:style-name="T36">Tindre superats mòduls professionals de diversos títols Formació Professional Bàsica.</text:span></text:p>
      <text:p text:style-name="P28"><text:span text:style-name="T36"><draw:control text:anchor-type="as-char" draw:z-index="51" draw:name="Control 37" draw:style-name="gr3" draw:text-style-name="P51" svg:width="0.249cm" svg:height="0.251cm" draw:control="control52"/></text:span><text:span text:style-name="T36"><text:s text:c="3"/>Tindre superats estudis que acrediten competències professionals.</text:span></text:p>
      <text:p text:style-name="P47"><text:span text:style-name="T40"><draw:control text:anchor-type="as-char" draw:z-index="11" draw:name="Control 43" draw:style-name="gr3" draw:text-style-name="P51" svg:width="0.249cm" svg:height="0.251cm" draw:control="control10"/></text:span><text:span text:style-name="T40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39"/>
      <text:p text:style-name="P40">MÒDULS PROFESSIONALS QUE SOL·LICITA</text:p>
      <text:p text:style-name="P41"/>
      <text:p text:style-name="P48"><text:span text:style-name="T31"><text:s text:c="15"/></text:span><text:span text:style-name="T33">M</text:span><text:span text:style-name="T63">ò</text:span><text:span text:style-name="T33">dul</text:span><text:span text:style-name="T31"> <text:s text:c="26"/></text:span><text:span text:style-name="T34">AA </text:span><text:span text:style-name="T35">o</text:span><text:span text:style-name="T33"> </text:span><text:span text:style-name="T34">CO</text:span><text:span text:style-name="T42">(</text:span><text:span text:style-name="T43">3</text:span><text:span text:style-name="T42">)</text:span><text:span text:style-name="T34"> <text:s text:c="11"/></text:span><text:span text:style-name="T32"><text:s text:c="9"/></text:span><text:span text:style-name="T33">M</text:span><text:span text:style-name="T63">ò</text:span><text:span text:style-name="T33">dul</text:span><text:span text:style-name="T34"> <text:s text:c="19"/>AA </text:span><text:span text:style-name="T35">o</text:span><text:span text:style-name="T34"> CO</text:span><text:span text:style-name="T42">(</text:span><text:span text:style-name="T43">3</text:span><text:span text:style-name="T42">)</text:span><text:span text:style-name="T34"> <text:s text:c="18"/></text:span><text:span text:style-name="T33">M</text:span><text:span text:style-name="T63">ò</text:span><text:span text:style-name="T33">dul</text:span><text:span text:style-name="T34"> <text:s text:c="20"/>AA </text:span><text:span text:style-name="T35">o</text:span><text:span text:style-name="T34"> CO</text:span><text:span text:style-name="T42">(</text:span><text:span text:style-name="T43">3</text:span><text:span text:style-name="T42">)</text:span><text:span text:style-name="T34"> <text:s text:c="13"/></text:span><text:span text:style-name="T32"><text:s text:c="4"/></text:span><text:span text:style-name="T33">M</text:span><text:span text:style-name="T63">ò</text:span><text:span text:style-name="T33">dul <text:s text:c="16"/></text:span><text:span text:style-name="T34"><text:s text:c="6"/>AA </text:span><text:span text:style-name="T35">o </text:span><text:span text:style-name="T34">CO</text:span><text:span text:style-name="T42">(</text:span><text:span text:style-name="T43">3</text:span><text:span text:style-name="T42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29"><text:span text:style-name="T57">A este efecte presenta la següent documentació:</text:span></text:p>
      <text:p text:style-name="P49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3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4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0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1">(</text:span><text:span text:style-name="T44">4</text:span><text:span text:style-name="T41">)</text:span>.</text:p>
      <text:p text:style-name="P31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5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2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6"/>
      <text:p text:style-name="P35"><text:span text:style-name="T48">(1) </text:span><text:span text:style-name="T47">NIA:</text:span><text:span text:style-name="T49"> </text:span><text:span text:style-name="T54">N</text:span><text:span text:style-name="T64">ú</text:span><text:span text:style-name="T53">mero</text:span><text:span text:style-name="T50"> </text:span><text:span text:style-name="T53">d’identificación</text:span><text:span text:style-name="T52"> </text:span><text:span text:style-name="T53">del</text:span><text:span text:style-name="T52"> </text:span><text:span text:style-name="T55">alumn</text:span><text:span text:style-name="T56">e</text:span><text:span text:style-name="T55">/a</text:span></text:p>
      <text:p text:style-name="P35"><text:span text:style-name="T48">(2) </text:span><text:span text:style-name="T47">DNI</text:span><text:span text:style-name="T51"> </text:span><text:span text:style-name="T47">/ NIE:</text:span><text:span text:style-name="T51"> </text:span><text:span text:style-name="T53">Document</text:span><text:span text:style-name="T50"> </text:span><text:span text:style-name="T53">nacional</text:span><text:span text:style-name="T52"> </text:span><text:span text:style-name="T53">de</text:span><text:span text:style-name="T52"> </text:span><text:span text:style-name="T53">identi</text:span><text:span text:style-name="T54">tat </text:span><text:span text:style-name="T53">–</text:span><text:span text:style-name="T50"> </text:span><text:span text:style-name="T55">Número d'identificació d'estrangers o document legalment establit.</text:span></text:p>
      <text:p text:style-name="P36"><text:span text:style-name="T46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37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38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_20_8" draw:display-name="Gradient 8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Disposición 17274 del BOE núm. 340 de 2020</dc:title>
    <dc:subject>BOE-A-2020-17274</dc:subject>
    <meta:keyword>DECRETO 1085/2020 de 09/12/2020;MINISTERIO DE EDUCACIÓN Y FORMACIÓN PROFESIONAL;BOE-A-2020-17274;BOE 340 de 2020;17274;30/12/2020</meta:keyword>
    <meta:creation-date>2024-06-27T11:40:59.596000000</meta:creation-date>
    <meta:editing-cycles>52</meta:editing-cycles>
    <meta:editing-duration>P5DT1H43M40S</meta:editing-duration>
    <dc:date>2024-07-17T16:35:27.038920357</dc:date>
    <meta:document-statistic meta:table-count="0" meta:image-count="0" meta:object-count="0" meta:page-count="1" meta:paragraph-count="45" meta:word-count="327" meta:character-count="2718" meta:non-whitespace-character-count="207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